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4.0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9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2.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obbie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air_Gender</text:p>
          </table:table-cell>
          <table:table-cell table:style-name="Default" office:value-type="string" calcext:value-type="string">
            <text:p>Birth_Date</text:p>
          </table:table-cell>
          <table:table-cell office:value-type="string" calcext:value-type="string">
            <text:p>Host_Has_Animal</text:p>
          </table:table-cell>
          <table:table-cell office:value-type="string" calcext:value-type="string">
            <text:p>Host_Food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Musique, Jeux vidéo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1999-06-20" calcext:value-type="date">
            <text:p>1999-06-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mnivore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Lecture, Yog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2000-03-12" calcext:value-type="date">
            <text:p>2000-03-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égétarie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Cinéma, Lecture</text:p>
          </table:table-cell>
          <table:table-cell table:number-columns-repeated="2" office:value-type="string" calcext:value-type="string">
            <text:p>Homme</text:p>
          </table:table-cell>
          <table:table-cell office:value-type="date" office:date-value="1994-08-05" calcext:value-type="date">
            <text:p>1994-08-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égétalien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anse, Cuisine</text:p>
          </table:table-cell>
          <table:table-cell table:number-columns-repeated="2" office:value-type="string" calcext:value-type="string">
            <text:p>Femme</text:p>
          </table:table-cell>
          <table:table-cell office:value-type="date" office:date-value="1998-11-30" calcext:value-type="date">
            <text:p>1998-11-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Hobbie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air_Gender</text:p>
          </table:table-cell>
          <table:table-cell table:style-name="Default" office:value-type="string" calcext:value-type="string">
            <text:p>Birth_Date</text:p>
          </table:table-cell>
          <table:table-cell office:value-type="string" calcext:value-type="string">
            <text:p>Guest_Animal_Allergy</text:p>
          </table:table-cell>
          <table:table-cell office:value-type="string" calcext:value-type="string">
            <text:p>Guest_Food_Constraint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Lecture 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1999-05-20" calcext:value-type="date">
            <text:p>1999-05-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mnivore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Musique, Cinéma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1997-08-10" calcext:value-type="date">
            <text:p>1997-08-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mnivore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Cuisine, Yoga</text:p>
          </table:table-cell>
          <table:table-cell table:number-columns-repeated="2" office:value-type="string" calcext:value-type="string">
            <text:p>Femme</text:p>
          </table:table-cell>
          <table:table-cell office:value-type="date" office:date-value="1994-01-05" calcext:value-type="date">
            <text:p>1994-01-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égétalien</text:p>
          </table:table-cell>
        </table:table-row>
        <table:table-row table:style-name="ro2">
          <table:table-cell office:value-type="string" calcext:value-type="string">
            <text:p>Z1</text:p>
          </table:table-cell>
          <table:table-cell office:value-type="string" calcext:value-type="string">
            <text:p>Jeux vidéo, Dans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2000-07-10" calcext:value-type="date">
            <text:p>2000-07-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égétarien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table:style-name="Default"/>
          <table:table-cell table:number-columns-repeated="2"/>
        </table:table-row>
      </table:table>
      <table:table table:name="2.2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obbie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air_Gender</text:p>
          </table:table-cell>
          <table:table-cell table:style-name="Default" office:value-type="string" calcext:value-type="string">
            <text:p>Birth_Date</text:p>
          </table:table-cell>
          <table:table-cell office:value-type="string" calcext:value-type="string">
            <text:p>Host_Has_Animal</text:p>
          </table:table-cell>
          <table:table-cell office:value-type="string" calcext:value-type="string">
            <text:p>Host_Food</text:p>
          </table:table-cell>
        </table:table-row>
        <table:table-row table:style-name="ro3">
          <table:table-cell office:value-type="string" calcext:value-type="string">
            <text:p>A2</text:p>
          </table:table-cell>
          <table:table-cell table:style-name="ce1" office:value-type="string" calcext:value-type="string">
            <text:p>Cinéma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1995-06-21" calcext:value-type="date">
            <text:p>1995-06-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uisine, Dans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1998-09-12" calcext:value-type="date">
            <text:p>1998-09-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égétalien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1" office:value-type="string" calcext:value-type="string">
            <text:p>Yoga, Jeux vidéo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2001-01-05" calcext:value-type="date">
            <text:p>2001-01-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nivore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Musique, Lect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1997-11-30" calcext:value-type="date">
            <text:p>1997-11-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égétarien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Hobbie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air_Gender</text:p>
          </table:table-cell>
          <table:table-cell table:style-name="Default" office:value-type="string" calcext:value-type="string">
            <text:p>Birth_Date</text:p>
          </table:table-cell>
          <table:table-cell office:value-type="string" calcext:value-type="string">
            <text:p>Guest_Animal_Allergy</text:p>
          </table:table-cell>
          <table:table-cell office:value-type="string" calcext:value-type="string">
            <text:p>Guest_Food_Constraint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Cinéma, Yoga 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1996-05-14" calcext:value-type="date">
            <text:p>1996-05-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Cuisine, Yoga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1997-07-10" calcext:value-type="date">
            <text:p>1997-07-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Lecture, Dans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mme</text:p>
          </table:table-cell>
          <table:table-cell office:value-type="date" office:date-value="1999-04-03" calcext:value-type="date">
            <text:p>1999-04-0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égétalien</text:p>
          </table:table-cell>
        </table:table-row>
        <table:table-row table:style-name="ro2">
          <table:table-cell office:value-type="string" calcext:value-type="string">
            <text:p>Z2</text:p>
          </table:table-cell>
          <table:table-cell office:value-type="string" calcext:value-type="string">
            <text:p>Musique, Cinéma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mme</text:p>
          </table:table-cell>
          <table:table-cell office:value-type="date" office:date-value="2000-02-28" calcext:value-type="date">
            <text:p>2000-02-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mniv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0:01:12.73248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09:24:08.087169000</meta:creation-date>
    <dc:date>2025-05-16T10:50:00.056253300</dc:date>
    <meta:editing-duration>PT36M9S</meta:editing-duration>
    <meta:editing-cycles>11</meta:editing-cycles>
    <meta:generator>LibreOffice/25.2.2.2$Windows_X86_64 LibreOffice_project/7370d4be9e3cf6031a51beef54ff3bda878e3fac</meta:generator>
    <meta:document-statistic meta:table-count="2" meta:cell-count="140" meta:object-count="0"/>
  </office:meta>
</office:document-meta>
</file>